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900000020F1D4E20C.png" manifest:media-type="image/png"/>
  <manifest:file-entry manifest:full-path="Pictures/2000001100000E0C0000033F900DC5A7.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serif"/>
  </office:font-face-decls>
  <office:automatic-styles>
    <style:style style:name="P1" style:family="paragraph" style:parent-style-name="Text_20_body" style:master-page-name="First_20_Page">
      <style:paragraph-properties fo:line-height="150%" fo:text-align="center" style:justify-single-word="false" fo:hyphenation-ladder-count="no-limit" fo:hyphenation-keep="auto" loext:hyphenation-keep-type="column" style:page-number="auto"/>
      <style:text-properties fo:hyphenate="true" fo:hyphenation-remain-char-count="2" fo:hyphenation-push-char-count="2" loext:hyphenation-no-caps="false" loext:hyphenation-no-last-word="false" loext:hyphenation-word-char-count="no-limit" loext:hyphenation-zone="no-limit"/>
    </style:style>
    <style:style style:name="P2" style:family="paragraph" style:parent-style-name="Text_20_body">
      <style:paragraph-properties fo:line-height="150%" fo:text-align="center" style:justify-single-word="false" fo:hyphenation-ladder-count="no-limit" fo:hyphenation-keep="auto" loext:hyphenation-keep-type="column"/>
      <style:text-properties officeooo:rsid="00079e75" officeooo:paragraph-rsid="00079e75" fo:hyphenate="true" fo:hyphenation-remain-char-count="2" fo:hyphenation-push-char-count="2" loext:hyphenation-no-caps="false" loext:hyphenation-no-last-word="false" loext:hyphenation-word-char-count="no-limit" loext:hyphenation-zone="no-limit"/>
    </style:style>
    <style:style style:name="P3" style:family="paragraph" style:parent-style-name="Text_20_body">
      <style:paragraph-properties fo:line-height="150%"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4" style:family="paragraph" style:parent-style-name="Text_20_body">
      <style:paragraph-properties fo:line-height="150%" fo:text-align="justify"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5" style:family="paragraph" style:parent-style-name="Text_20_body">
      <style:paragraph-properties fo:margin-top="0in" fo:margin-bottom="0in" style:contextual-spacing="false"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6" style:family="paragraph" style:parent-style-name="Text_20_body">
      <style:paragraph-properties fo:margin-top="0in" fo:margin-bottom="0in" style:contextual-spacing="false" fo:text-align="center" style:justify-single-word="false" fo:hyphenation-ladder-count="no-limit" fo:hyphenation-keep="auto" loext:hyphenation-keep-type="column"/>
      <style:text-properties fo:font-size="18pt" fo:font-weight="bold" fo:hyphenate="true" fo:hyphenation-remain-char-count="2" fo:hyphenation-push-char-count="2" loext:hyphenation-no-caps="false" loext:hyphenation-no-last-word="false" loext:hyphenation-word-char-count="no-limit" loext:hyphenation-zone="no-limit"/>
    </style:style>
    <style:style style:name="P7" style:family="paragraph" style:parent-style-name="Text_20_body">
      <style:paragraph-properties fo:margin-left="0in" fo:margin-right="0in" fo:margin-top="0in" fo:margin-bottom="0in" style:contextual-spacing="false" fo:text-align="center" style:justify-single-word="false" fo:hyphenation-ladder-count="no-limit" fo:hyphenation-keep="auto" loext:hyphenation-keep-type="column" fo:text-indent="0in" style:auto-text-indent="false"/>
      <style:text-properties fo:font-style="italic" fo:hyphenate="true" fo:hyphenation-remain-char-count="2" fo:hyphenation-push-char-count="2" loext:hyphenation-no-caps="false" loext:hyphenation-no-last-word="false" loext:hyphenation-word-char-count="no-limit" loext:hyphenation-zone="no-limit"/>
    </style:style>
    <style:style style:name="P8"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fo:hyphenate="true" fo:hyphenation-remain-char-count="2" fo:hyphenation-push-char-count="2" loext:hyphenation-no-caps="false" loext:hyphenation-no-last-word="false" loext:hyphenation-word-char-count="no-limit" loext:hyphenation-zone="no-limit"/>
    </style:style>
    <style:style style:name="P9"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officeooo:rsid="00079e75" officeooo:paragraph-rsid="00079e75" fo:hyphenate="true" fo:hyphenation-remain-char-count="2" fo:hyphenation-push-char-count="2" loext:hyphenation-no-caps="false" loext:hyphenation-no-last-word="false" loext:hyphenation-word-char-count="no-limit" loext:hyphenation-zone="no-limit"/>
    </style:style>
    <style:style style:name="P10" style:family="paragraph" style:parent-style-name="Contents_20_1">
      <style:paragraph-properties>
        <style:tab-stops>
          <style:tab-stop style:position="6.102in" style:type="right" style:leader-style="dotted" style:leader-text="."/>
        </style:tab-stops>
      </style:paragraph-properties>
    </style:style>
    <style:style style:name="P11" style:family="paragraph" style:parent-style-name="Contents_20_2">
      <style:paragraph-properties>
        <style:tab-stops>
          <style:tab-stop style:position="5.9055in" style:type="right" style:leader-style="dotted" style:leader-text="."/>
        </style:tab-stops>
      </style:paragraph-properties>
    </style:style>
    <style:style style:name="P12" style:family="paragraph" style:parent-style-name="Contents_20_3">
      <style:paragraph-properties>
        <style:tab-stops>
          <style:tab-stop style:position="5.7091in" style:type="right" style:leader-style="dotted" style:leader-text="."/>
        </style:tab-stops>
      </style:paragraph-properties>
    </style:style>
    <style:style style:name="P13" style:family="paragraph" style:parent-style-name="Heading_20_1">
      <style:text-properties fo:font-size="14pt" fo:font-weight="bold" style:font-size-asian="14pt" style:font-weight-asian="bold" style:font-size-complex="14pt" style:font-weight-complex="bold"/>
    </style:style>
    <style:style style:name="P14" style:family="paragraph" style:parent-style-name="Heading_20_1" style:master-page-name="Römische_20_Seitenzahlen">
      <style:paragraph-properties style:page-number="1"/>
      <style:text-properties fo:font-size="14pt" fo:font-weight="bold" officeooo:rsid="0008951c" officeooo:paragraph-rsid="0008951c" style:font-size-asian="14pt" style:font-weight-asian="bold" style:font-size-complex="14pt" style:font-weight-complex="bold"/>
    </style:style>
    <style:style style:name="P15"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hyphenate="true" fo:hyphenation-remain-char-count="2" fo:hyphenation-push-char-count="2" loext:hyphenation-no-caps="false" loext:hyphenation-no-last-word="false" loext:hyphenation-word-char-count="no-limit" loext:hyphenation-zone="no-limit"/>
    </style:style>
    <style:style style:name="P16"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officeooo:rsid="000998a3" officeooo:paragraph-rsid="000998a3" fo:hyphenate="true" fo:hyphenation-remain-char-count="2" fo:hyphenation-push-char-count="2" loext:hyphenation-no-caps="false" loext:hyphenation-no-last-word="false" loext:hyphenation-word-char-count="no-limit" loext:hyphenation-zone="no-limit"/>
    </style:style>
    <style:style style:name="P17" style:family="paragraph" style:parent-style-name="Heading_20_1">
      <style:paragraph-properties fo:break-before="page"/>
      <style:text-properties fo:font-size="14pt" fo:language="nl" fo:country="NL" fo:font-weight="bold" style:font-size-asian="14pt" style:font-weight-asian="bold" style:font-size-complex="14pt" style:font-weight-complex="bold"/>
    </style:style>
    <style:style style:name="P18"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language="nl" fo:country="NL" fo:hyphenate="true" fo:hyphenation-remain-char-count="2" fo:hyphenation-push-char-count="2" loext:hyphenation-no-caps="false" loext:hyphenation-no-last-word="false" loext:hyphenation-word-char-count="no-limit" loext:hyphenation-zone="no-limit"/>
    </style:style>
    <style:style style:name="P19" style:family="paragraph" style:parent-style-name="Heading_20_1">
      <style:paragraph-properties fo:break-before="page"/>
      <style:text-properties fo:font-size="14pt" fo:font-weight="bold" style:font-size-asian="14pt" style:font-weight-asian="bold" style:font-size-complex="14pt" style:font-weight-complex="bold"/>
    </style:style>
    <style:style style:name="P20" style:family="paragraph" style:parent-style-name="Text_20_body">
      <style:paragraph-properties fo:margin-top="0.0783in" fo:margin-bottom="0.0783in" style:contextual-spacing="false" fo:line-height="150%" fo:text-align="justify" style:justify-single-word="false" style:shadow="none"/>
    </style:style>
    <style:style style:name="P21" style:family="paragraph" style:parent-style-name="Text_20_body">
      <style:paragraph-properties fo:margin-top="0.0783in" fo:margin-bottom="0.0783in" style:contextual-spacing="false" fo:line-height="150%" fo:text-align="justify" style:justify-single-word="false" style:shadow="none"/>
      <style:text-properties officeooo:paragraph-rsid="000998a3"/>
    </style:style>
    <style:style style:name="P22"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language="nl" fo:country="NL" officeooo:rsid="000998a3" officeooo:paragraph-rsid="000998a3" fo:hyphenate="true" fo:hyphenation-remain-char-count="2" fo:hyphenation-push-char-count="2" loext:hyphenation-no-caps="false" loext:hyphenation-no-last-word="false" loext:hyphenation-word-char-count="no-limit" loext:hyphenation-zone="no-limit"/>
    </style:style>
    <style:style style:name="P23" style:family="paragraph" style:parent-style-name="Heading_20_1" style:master-page-name="Arabische_20_Seitenzahlen">
      <style:paragraph-properties style:page-number="1"/>
      <style:text-properties fo:font-size="14pt" fo:font-weight="bold" style:font-size-asian="14pt" style:font-weight-asian="bold" style:font-size-complex="14pt" style:font-weight-complex="bold"/>
    </style:style>
    <style:style style:name="P24"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font-weight="normal"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5"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font-weight="normal" officeooo:rsid="000abca4" officeooo:paragraph-rsid="000abca4"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6" style:family="paragraph" style:parent-style-name="Text_20_body">
      <style:paragraph-properties fo:margin-left="0in" fo:margin-right="0in" fo:margin-top="0.0783in" fo:margin-bottom="0in" style:contextual-spacing="false" fo:line-height="150%" fo:text-align="justify" style:justify-single-word="false" fo:text-indent="0in" style:auto-text-indent="false" style:shadow="none"/>
    </style:style>
    <style:style style:name="P27" style:family="paragraph" style:parent-style-name="Text_20_body" style:list-style-name="L1">
      <style:paragraph-properties fo:margin-left="0in" fo:margin-right="0in" fo:margin-top="0.0783in" fo:margin-bottom="0in" style:contextual-spacing="false" fo:line-height="150%" fo:text-align="justify" style:justify-single-word="false" fo:text-indent="0in" style:auto-text-indent="false" style:shadow="none"/>
    </style:style>
    <style:style style:name="P28" style:family="paragraph" style:parent-style-name="Text_20_body" style:list-style-name="L2">
      <style:paragraph-properties fo:margin-left="0in" fo:margin-right="0in" fo:margin-top="0.0783in" fo:margin-bottom="0in" style:contextual-spacing="false" fo:line-height="150%" fo:text-align="justify" style:justify-single-word="false" fo:text-indent="0in" style:auto-text-indent="false" style:shadow="none"/>
    </style:style>
    <style:style style:name="P29" style:family="paragraph" style:parent-style-name="Text_20_body" style:list-style-name="L3">
      <style:paragraph-properties fo:margin-left="0in" fo:margin-right="0in" fo:margin-top="0.0783in" fo:margin-bottom="0in" style:contextual-spacing="false" fo:line-height="150%" fo:text-align="justify" style:justify-single-word="false" fo:text-indent="0in" style:auto-text-indent="false" style:shadow="none"/>
    </style:style>
    <style:style style:name="P30" style:family="paragraph" style:parent-style-name="Text_20_body" style:list-style-name="L4">
      <style:paragraph-properties fo:margin-left="0in" fo:margin-right="0in" fo:margin-top="0.0783in" fo:margin-bottom="0in" style:contextual-spacing="false" fo:line-height="150%" fo:text-align="justify" style:justify-single-word="false" fo:text-indent="0in" style:auto-text-indent="false" style:shadow="none"/>
    </style:style>
    <style:style style:name="P31" style:family="paragraph" style:parent-style-name="Heading_20_1">
      <style:paragraph-properties fo:break-before="page"/>
      <style:text-properties fo:language="nl" fo:country="NL"/>
    </style:style>
    <style:style style:name="P32" style:family="paragraph" style:parent-style-name="Text_20_body">
      <style:paragraph-properties fo:margin-top="0.0783in" fo:margin-bottom="0.0783in" style:contextual-spacing="false" fo:line-height="150%" fo:text-align="justify" style:justify-single-word="false" style:shadow="none"/>
      <style:text-properties style:font-name="Times New Roman"/>
    </style:style>
    <style:style style:name="P33" style:family="paragraph" style:parent-style-name="Text_20_body">
      <style:paragraph-properties fo:margin-top="0.0783in" fo:margin-bottom="0in" style:contextual-spacing="false" fo:line-height="150%" fo:text-align="justify" style:justify-single-word="false" style:shadow="none"/>
    </style:style>
    <style:style style:name="P34" style:family="paragraph" style:parent-style-name="Text_20_body" style:list-style-name="L5">
      <style:paragraph-properties fo:margin-top="0.0783in" fo:margin-bottom="0in" style:contextual-spacing="false" fo:line-height="150%" fo:text-align="justify" style:justify-single-word="false" style:shadow="none"/>
    </style:style>
    <style:style style:name="P35" style:family="paragraph" style:parent-style-name="Text_20_body">
      <style:paragraph-properties fo:margin-top="0.0783in" fo:margin-bottom="0.0783in" style:contextual-spacing="false" fo:line-height="150%" fo:text-align="justify" style:justify-single-word="false" style:shadow="none"/>
      <style:text-properties fo:font-style="normal" style:font-style-asian="normal" style:font-style-complex="normal"/>
    </style:style>
    <style:style style:name="P36" style:family="paragraph" style:parent-style-name="Heading_20_1" style:master-page-name="Römische_20_Seitenzahlen">
      <style:paragraph-properties style:page-number="4"/>
    </style:style>
    <style:style style:name="P37" style:family="paragraph" style:parent-style-name="Heading_20_1">
      <style:paragraph-properties fo:break-before="page"/>
    </style:style>
    <style:style style:name="P38" style:family="paragraph" style:parent-style-name="Text_20_body">
      <style:paragraph-properties fo:margin-top="0.0783in" fo:margin-bottom="0.0783in" style:contextual-spacing="false" fo:line-height="150%" fo:text-align="justify" style:justify-single-word="false" style:shadow="none"/>
      <style:text-properties style:font-name="Times New Roman3" fo:font-size="12pt"/>
    </style:style>
    <style:style style:name="P39" style:family="paragraph" style:parent-style-name="Text_20_body">
      <style:paragraph-properties fo:margin-top="0.0783in" fo:margin-bottom="0.0783in" style:contextual-spacing="false" fo:line-height="150%" fo:text-align="justify" style:justify-single-word="false" style:shadow="none"/>
      <style:text-properties style:font-name="Times New Roman" fo:font-size="12pt"/>
    </style:style>
    <style:style style:name="P40" style:family="paragraph" style:parent-style-name="Text_20_body">
      <style:paragraph-properties fo:margin-top="0.0783in" fo:margin-bottom="0in" style:contextual-spacing="false" fo:line-height="150%" fo:text-align="justify" style:justify-single-word="false" style:shadow="none"/>
      <style:text-properties fo:font-style="normal" style:font-style-asian="normal" style:font-style-complex="normal"/>
    </style:style>
    <style:style style:name="P41" style:family="paragraph" style:parent-style-name="Text_20_body" style:list-style-name="L6">
      <style:paragraph-properties fo:margin-top="0.0783in" fo:margin-bottom="0in" style:contextual-spacing="false" fo:line-height="150%" fo:text-align="justify" style:justify-single-word="false" style:shadow="none"/>
      <style:text-properties fo:font-style="normal" style:font-style-asian="normal" style:font-style-complex="normal"/>
    </style:style>
    <style:style style:name="P42" style:family="paragraph" style:parent-style-name="Text_20_body">
      <style:paragraph-properties fo:margin-top="0.0783in" fo:margin-bottom="0.0783in" style:contextual-spacing="false" fo:line-height="150%" fo:text-align="justify" style:justify-single-word="false" style:shadow="none"/>
      <style:text-properties fo:font-style="italic"/>
    </style:style>
    <style:style style:name="P43" style:family="paragraph" style:parent-style-name="Text_20_body">
      <style:paragraph-properties fo:margin-top="0.0783in" fo:margin-bottom="0.0783in" style:contextual-spacing="false" fo:line-height="150%" fo:text-align="justify" style:justify-single-word="false" style:shadow="none"/>
      <style:text-properties fo:language="nl" fo:country="NL"/>
    </style:style>
    <style:style style:name="T1" style:family="text">
      <style:text-properties officeooo:rsid="00079e75"/>
    </style:style>
    <style:style style:name="T2" style:family="text">
      <style:text-properties officeooo:rsid="000abca4"/>
    </style:style>
    <style:style style:name="T3" style:family="text">
      <style:text-properties fo:language="nl" fo:country="NL"/>
    </style:style>
    <style:style style:name="T4" style:family="text">
      <style:text-properties style:font-name="Times New Roman" fo:font-size="12pt"/>
    </style:style>
    <style:style style:name="T5" style:family="text">
      <style:text-properties style:font-name="Times New Roman" fo:font-size="12pt" fo:language="nl" fo:country="NL"/>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einrich-Heine-Universität Düsseldorf</text:span><text:line-break/><text:span text:style-name="T1">Philosophische Fakultät</text:span></text:p>
      <text:p text:style-name="P2">Fachschaft für Linguistik</text:p>
      <text:p text:style-name="P3"/>
      <text:p text:style-name="P4"/>
      <text:p text:style-name="P5"><text:span text:style-name="T1">Written</text:span> <text:span text:style-name="T1">report</text:span>:</text:p>
      <text:p text:style-name="P6">[Titel]</text:p>
      <text:p text:style-name="P5">[ggf. Untertitel]<text:line-break/></text:p>
      <text:p text:style-name="P7"><text:line-break/></text:p>
      <text:p text:style-name="P7"/>
      <text:p text:style-name="P7"/>
      <text:p text:style-name="P8"><text:span text:style-name="T1">Written by</text:span>:</text:p>
      <text:p text:style-name="P8"> </text:p>
      <text:p text:style-name="P9">Daniel Gelderblom</text:p>
      <text:p text:style-name="P9">Blücherstraße 6</text:p>
      <text:p text:style-name="P9">40477 Düsseldorf</text:p>
      <text:p text:style-name="P8"> </text:p>
      <text:p text:style-name="P8">Matrikelnummer: <text:span text:style-name="T1">3131057</text:span></text:p>
      <text:p text:style-name="P8">Fachsemester: <text:span text:style-name="T1">4</text:span></text:p>
      <text:p text:style-name="P8"> </text:p>
      <text:p text:style-name="P8">Abgabedatum: TT.MM.JJJJ</text:p>
      <text:p text:style-name="P8"> </text:p>
      <text:p text:style-name="P8">Modul: <text:span text:style-name="T1">CL2A</text:span></text:p>
      <text:p text:style-name="P8">Seminar/Vorlesung: <text:span text:style-name="T1">Advanced Python for NLP</text:span></text:p>
      <text:p text:style-name="P8">Semester: <text:span text:style-name="T1">Sommersemester 2024</text:span></text:p>
      <text:p text:style-name="P8">Dozent/Dozentin: <text:span text:style-name="T1">Dr. Rainer Osswald, Dr. Yulia Zinova</text:span> </text:p>
      <text:p text:style-name="P8"/>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Contents_20_Heading">Table of Content</text:p>
          </text:index-title>
          <text:p text:style-name="P10">asdfasf<text:tab/><text:span text:style-name="Page_20_Number">I</text:span></text:p>
          <text:p text:style-name="P10">Tabellenverzeichnis<text:tab/><text:span text:style-name="Page_20_Number">II</text:span></text:p>
          <text:p text:style-name="P10">Abkürzungsverzeichnis<text:tab/><text:span text:style-name="Page_20_Number">III</text:span></text:p>
          <text:p text:style-name="P10">1. Introduction<text:tab/><text:span text:style-name="Page_20_Number">1</text:span></text:p>
          <text:p text:style-name="P10">2. Hauptteil der Hausarbeit<text:tab/><text:span text:style-name="Page_20_Number">2</text:span></text:p>
          <text:p text:style-name="P11">2.1 Unterkapitel Hauptteil<text:tab/>2</text:p>
          <text:p text:style-name="P11">2.2 Unterkapitel Hauptteil<text:tab/>2</text:p>
          <text:p text:style-name="P11">2.3 Unterkapitel Hauptteil<text:tab/>2</text:p>
          <text:p text:style-name="P10"><text:soft-page-break/>3. Hauptteil der Hausarbeit<text:tab/><text:span text:style-name="Page_20_Number">3</text:span></text:p>
          <text:p text:style-name="P11">3.1 Unterkapitel Hauptteil<text:tab/>3</text:p>
          <text:p text:style-name="P11">3.2 Unterkapitel Hauptteil<text:tab/>3</text:p>
          <text:p text:style-name="P11">3.3 Unterkapitel Hauptteil<text:tab/>3</text:p>
          <text:p text:style-name="P10">4. Hauptteil der Hausarbeit<text:tab/><text:span text:style-name="Page_20_Number">4</text:span></text:p>
          <text:p text:style-name="P11">4.1 Unterkapitel Hauptteil<text:tab/>4</text:p>
          <text:p text:style-name="P12">4.1.1 Unterkapitel Hauptteil<text:tab/>4</text:p>
          <text:p text:style-name="P12">4.1.2 Unterkapitel Hauptteil<text:tab/>4</text:p>
          <text:p text:style-name="P12">4.1.3 Unterkapitel Hauptteil<text:tab/>4</text:p>
          <text:p text:style-name="P11">4.2 Unterkapitel Hauptteil<text:tab/>4</text:p>
          <text:p text:style-name="P10">5. Fazit<text:tab/><text:span text:style-name="Page_20_Number">5</text:span></text:p>
          <text:p text:style-name="P10">Literaturverzeichnis<text:tab/><text:span text:style-name="Page_20_Number">IV</text:span></text:p>
          <text:p text:style-name="P10">Anhang<text:tab/><text:span text:style-name="Page_20_Number">V</text:span></text:p>
          <text:p text:style-name="P10">Eidesstattliche Erklärung<text:tab/><text:span text:style-name="Page_20_Number">VI</text:span></text:p>
        </text:index-body>
      </text:table-of-content>
      <text:h text:style-name="P13" text:outline-level="1"/>
      <text:h text:style-name="P14" text:outline-level="1"><text:bookmark-start text:name="__RefHeading___Toc760_752984773"/>asdfasf<text:bookmark-end text:name="__RefHeading___Toc760_752984773"/></text:h>
      <text:p text:style-name="P15">Im Abbildungsverzeichnis werden alle in deiner Arbeit verwendeten Abbildungen mit den dazugehörigen Seitennummern aufgelistet. </text:p>
      <text:p text:style-name="P15"/>
      <text:p text:style-name="P16">asfdasdf</text:p>
      <text:h text:style-name="P17" text:outline-level="1"><text:bookmark-start text:name="__RefHeading___Toc762_752984773"/>Tabellenverzeichnis<text:bookmark-end text:name="__RefHeading___Toc762_752984773"/></text:h>
      <text:p text:style-name="P18">Hier listest du alle Tabellen inklusive Seitenzahl auf, die in deiner Arbeit enthalten sind. </text:p>
      <text:p text:style-name="P18"/>
      <text:h text:style-name="P19" text:outline-level="1"><text:bookmark-start text:name="__RefHeading___Toc764_752984773"/>Abkürzungsverzeichnis<text:bookmark-end text:name="__RefHeading___Toc764_752984773"/></text:h>
      <text:p text:style-name="P20">Liste hier in alphabetischer Reihenfolge alle Abkürzungen von Fachausdrücken auf, die du in deiner Arbeit verwendest. </text:p>
      <text:p text:style-name="P20"/>
      <text:p text:style-name="P20"/>
      <text:p text:style-name="P21"/>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text:soft-page-break/></text:p>
      <text:p text:style-name="P18"/>
      <text:p text:style-name="P18"/>
      <text:h text:style-name="P23" text:outline-level="1"><text:bookmark-start text:name="__RefHeading___Toc766_752984773"/>1. <text:span text:style-name="T2">Introduction</text:span><text:bookmark-end text:name="__RefHeading___Toc766_752984773"/></text:h>
      <text:p text:style-name="P24"/>
      <text:p text:style-name="P25">The use of language in politics is an interesting and very vast topic. For once, one can research how the language of politicians differs from everyday language in general (studies?). The second aspect, which is what this project is about, are the language differences between different political groups and parties. </text:p>
      <text:p text:style-name="P24">Deine Einleitung sollte etwa 10 % des gesamten Textes umfassen. </text:p>
      <text:p text:style-name="P26">Sie sollte folgende Inhalte haben:</text:p>
      <text:list text:style-name="L1">
        <text:list-item>
          <text:p text:style-name="P27">Kurze Themendarstellung</text:p>
        </text:list-item>
      </text:list>
      <text:list text:style-name="L2">
        <text:list-item>
          <text:p text:style-name="P28">Relevanz des Themas</text:p>
        </text:list-item>
      </text:list>
      <text:list text:style-name="L3">
        <text:list-item>
          <text:p text:style-name="P29">Forschungsfrage</text:p>
        </text:list-item>
      </text:list>
      <text:list text:style-name="L4">
        <text:list-item>
          <text:p text:style-name="P30">Aufbau der Arbeit</text:p>
        </text:list-item>
      </text:list>
      <text:p text:style-name="P20"/>
      <text:p text:style-name="P20">Tipp: Lies dir deine Einleitung noch einmal durch, nachdem du dein Fazit geschrieben hast. Die Einleitung sollte genau zum Fazit passen. </text:p>
      <text:p text:style-name="P20"/>
      <text:p text:style-name="P20">Weitere Informationen zur Einleitung findest du unter:</text:p>
      <text:p text:style-name="P20"><text:a xlink:type="simple" xlink:href="https://www.scribbr.de/hausarbeit/einleitung-hausarbeit/" text:style-name="Internet_20_link" text:visited-style-name="Visited_20_Internet_20_Link"><text:span text:style-name="T3">Das gehört in die Einleitung deiner Hausarbeit mit Beispielen</text:span></text:a></text:p>
      <text:h text:style-name="P31" text:outline-level="1"><text:bookmark-start text:name="__RefHeading___Toc768_752984773"/>2. Hauptteil der Hausarbeit<text:bookmark-end text:name="__RefHeading___Toc768_752984773"/></text:h>
      <text:p text:style-name="P32">Hier steht der Text des ersten Kapitels deines Hauptteils. Achte darauf, am Anfang von Kapiteln kurz zu beschreiben, was du im Folgenden tun wirst und warum. So ist der rote Faden deiner Arbeit für den Leser bzw. die Leserin leichter erkennbar. </text:p>
      <text:p text:style-name="P32"/>
      <text:h text:style-name="Heading_20_2" text:outline-level="2"><text:bookmark-start text:name="__RefHeading___Toc770_752984773"/>2.1 Unterkapitel Hauptteil<text:bookmark-end text:name="__RefHeading___Toc770_752984773"/></text:h>
      <text:p text:style-name="P20">Hier steht der Text des Unterkapitels 2.1 des Hauptteils.</text:p>
      <text:p text:style-name="P20"/>
      <text:h text:style-name="Heading_20_2" text:outline-level="2"><text:bookmark-start text:name="__RefHeading___Toc772_752984773"/>2.2 Unterkapitel Hauptteil<text:bookmark-end text:name="__RefHeading___Toc772_752984773"/></text:h>
      <text:p text:style-name="P20">Hier steht der Text des Unterkapitels 2.2 des Hauptteils.</text:p>
      <text:p text:style-name="P20"/>
      <text:h text:style-name="Heading_20_2" text:outline-level="2"><text:bookmark-start text:name="__RefHeading___Toc774_752984773"/>2.3 Unterkapitel Hauptteil<text:bookmark-end text:name="__RefHeading___Toc774_752984773"/></text:h>
      <text:p text:style-name="P20">Hier steht der Text des Unterkapitels 2.3 des Hauptteils.</text:p>
      <text:h text:style-name="P31" text:outline-level="1"><text:bookmark-start text:name="__RefHeading___Toc776_752984773"/>3. Hauptteil der Hausarbeit<text:bookmark-end text:name="__RefHeading___Toc776_752984773"/></text:h>
      <text:p text:style-name="P20">Hier steht der Text des zweiten Kapitels deines Hauptteils. <text:span text:style-name="T4">Wie viele Kapitel der Hauptteil hat, ist individuell unterschiedlich. </text:span>Achte darauf, am Anfang von Kapiteln kurz zu beschreiben, was du im Folgenden tun wirst und warum. So ist der rote Faden deiner Arbeit für den Leser bzw. die Leserin leichter erkennbar. </text:p>
      <text:p text:style-name="P20"/>
      <text:h text:style-name="Heading_20_2" text:outline-level="2"><text:bookmark-start text:name="__RefHeading___Toc778_752984773"/>3.1 Unterkapitel Hauptteil<text:bookmark-end text:name="__RefHeading___Toc778_752984773"/></text:h>
      <text:p text:style-name="P20">Hier steht der Text des Unterkapitels 3.1 des Hauptteils.</text:p>
      <text:p text:style-name="P20"/>
      <text:h text:style-name="Heading_20_2" text:outline-level="2"><text:bookmark-start text:name="__RefHeading___Toc780_752984773"/>3.2 Unterkapitel Hauptteil<text:bookmark-end text:name="__RefHeading___Toc780_752984773"/></text:h>
      <text:p text:style-name="P20">Hier steht der Text des Unterkapitels 3.2 des Hauptteils.</text:p>
      <text:p text:style-name="P20"/>
      <text:h text:style-name="Heading_20_2" text:outline-level="2"><text:bookmark-start text:name="__RefHeading___Toc782_752984773"/>3.3 Unterkapitel Hauptteil<text:bookmark-end text:name="__RefHeading___Toc782_752984773"/></text:h>
      <text:p text:style-name="P20">Hier steht der Text des Unterkapitels 3.3 des Hauptteils.</text:p>
      <text:h text:style-name="P31" text:outline-level="1"><text:bookmark-start text:name="__RefHeading___Toc784_752984773"/>4. Hauptteil der Hausarbeit<text:bookmark-end text:name="__RefHeading___Toc784_752984773"/></text:h>
      <text:p text:style-name="P20">Hier steht der Text des dritten Kapitels deines Hauptteils. <text:span text:style-name="T4">Wie viele Kapitel der Hauptteil hat, ist individuell unterschiedlich. </text:span>Achte darauf, am Anfang von Kapiteln kurz zu beschreiben, was du im Folgenden tun wirst und warum. So ist der rote Faden deiner Arbeit für den Leser bzw. die Leserin leichter erkennbar. </text:p>
      <text:p text:style-name="P20"/>
      <text:h text:style-name="Heading_20_2" text:outline-level="2"><text:bookmark-start text:name="__RefHeading___Toc786_752984773"/>4.1 Unterkapitel Hauptteil<text:bookmark-end text:name="__RefHeading___Toc786_752984773"/></text:h>
      <text:p text:style-name="P20">Hier steht der Text des Unterkapitels 4.1 des Hauptteils.</text:p>
      <text:h text:style-name="Heading_20_3" text:outline-level="3"><text:bookmark-start text:name="__RefHeading___Toc788_752984773"/>4.1.1 Unterkapitel Hauptteil<text:bookmark-end text:name="__RefHeading___Toc788_752984773"/></text:h>
      <text:p text:style-name="P20">Hier steht der Text des Unterkapitels 4.1.1 des Hauptteils.</text:p>
      <text:h text:style-name="Heading_20_3" text:outline-level="3"><text:bookmark-start text:name="__RefHeading___Toc790_752984773"/>4.1.2 Unterkapitel Hauptteil<text:bookmark-end text:name="__RefHeading___Toc790_752984773"/></text:h>
      <text:p text:style-name="P20">Hier steht der Text des Unterkapitels 4.1.2 des Hauptteils.</text:p>
      <text:h text:style-name="Heading_20_3" text:outline-level="3"><text:bookmark-start text:name="__RefHeading___Toc792_752984773"/>4.1.3 Unterkapitel Hauptteil<text:bookmark-end text:name="__RefHeading___Toc792_752984773"/></text:h>
      <text:p text:style-name="P20">Hier steht der Text des Unterkapitels 4.1.3 des Hauptteils.</text:p>
      <text:p text:style-name="P20"/>
      <text:h text:style-name="Heading_20_2" text:outline-level="2"><text:bookmark-start text:name="__RefHeading___Toc794_752984773"/>4.2 Unterkapitel Hauptteil<text:bookmark-end text:name="__RefHeading___Toc794_752984773"/></text:h>
      <text:p text:style-name="P20">Hier steht der Text des Unterkapitels 4.2 des Hauptteils.</text:p>
      <text:p text:style-name="P20"/>
      <text:h text:style-name="P19" text:outline-level="1"><text:bookmark-start text:name="__RefHeading___Toc796_752984773"/>5. Fazit<text:bookmark-end text:name="__RefHeading___Toc796_752984773"/></text:h>
      <text:p text:style-name="P20">Dein Fazit sollte etwa 5–10 % des gesamten Textes umfassen. </text:p>
      <text:p text:style-name="P33">Es sollte die folgenden Inhalte haben:</text:p>
      <text:list text:style-name="L5">
        <text:list-item>
          <text:p text:style-name="P34">Kurzer Rückblick auf die Arbeit: Was war deine Forschungsfrage und wie bist du vorgegangen, um sie zu beantworten?</text:p>
        </text:list-item>
        <text:list-item>
          <text:p text:style-name="P34">Darstellung der Ergebnisse</text:p>
        </text:list-item>
        <text:list-item>
          <text:p text:style-name="P34">Beantwortung der Forschungsfrage</text:p>
        </text:list-item>
        <text:list-item>
          <text:p text:style-name="P34">Ausblick auf weitere mögliche Forschungsarbeiten</text:p>
        </text:list-item>
      </text:list>
      <text:p text:style-name="P20"/>
      <text:p text:style-name="P35">Hinweis: Stelle hier keine neuen Informationen oder Beispiele vor, sondern fasse bereits Gesagtes sinnvoll zusammen. </text:p>
      <text:p text:style-name="P20"/>
      <text:p text:style-name="P20">Weitere Informationen zum Fazit findest du unter:</text:p>
      <text:p text:style-name="P20"><text:a xlink:type="simple" xlink:href="https://www.scribbr.de/hausarbeit/fazit-hausarbeit/" text:style-name="Internet_20_link" text:visited-style-name="Visited_20_Internet_20_Link"><text:span text:style-name="T3">So schreibst du das perfekte Hausarbeit Fazit – mit Beispiel</text:span></text:a></text:p>
      <text:p text:style-name="P20"/>
      <text:p text:style-name="P20"/>
      <text:p text:style-name="P20"/>
      <text:p text:style-name="P20"/>
      <text:p text:style-name="P20"/>
      <text:p text:style-name="P20"/>
      <text:p text:style-name="P20"/>
      <text:h text:style-name="P36" text:outline-level="1"><text:bookmark-start text:name="__RefHeading___Toc798_752984773"/>Literaturverzeichnis<text:bookmark-end text:name="__RefHeading___Toc798_752984773"/></text:h>
      <text:p text:style-name="P20">Im Literaturverzeichnis listest du alle Quellen auf, die du genutzt hast und auf die du dich in deinem Text beziehst. Meistens erhältst du von deiner Universität Vorgaben, welchen Zitationsstil du verwenden musst. </text:p>
      <text:p text:style-name="P20"><text:span text:style-name="T4">Häufig genutzte Zitationsstile sind </text:span><text:a xlink:type="simple" xlink:href="https://www.scribbr.de/zitieren/apa-generator/" text:style-name="Internet_20_link" text:visited-style-name="Visited_20_Internet_20_Link">APA</text:a><text:span text:style-name="T5">,</text:span><text:span text:style-name="T4"> </text:span><text:a xlink:type="simple" xlink:href="https://www.scribbr.de/zitieren/harvard-generator/" text:style-name="Internet_20_link" text:visited-style-name="Visited_20_Internet_20_Link"><text:span text:style-name="T5">Harvard</text:span></text:a><text:span text:style-name="T4"> und die </text:span><text:a xlink:type="simple" xlink:href="https://www.scribbr.de/zitieren/fussnoten-generator/" text:style-name="Internet_20_link" text:visited-style-name="Visited_20_Internet_20_Link"><text:span text:style-name="T5">deutsche Zitierweise</text:span></text:a><text:span text:style-name="T4">. Unsere Zitier-Generatoren helfen dir beim Erstellen der Quellenangaben. </text:span></text:p>
      <text:h text:style-name="P37" text:outline-level="1"><text:bookmark-start text:name="__RefHeading___Toc800_752984773"/>Anhang<text:bookmark-end text:name="__RefHeading___Toc800_752984773"/></text:h>
      <text:p text:style-name="P38">Füge hier alle Anlagen hinzu, auf die du in deiner Arbeit verweist. </text:p>
      <text:p text:style-name="P39">Du kannst die lesende Person im Fließtext auf Dokumente im Anhang aufmerksam machen, indem du nach einer Aussage in Klammern ‚siehe Anhang‘ schreibst.</text:p>
      <text:p text:style-name="P40">Hinweise:</text:p>
      <text:list text:style-name="L6">
        <text:list-item>
          <text:p text:style-name="P41">Nummeriere alle Anhänge.</text:p>
        </text:list-item>
        <text:list-item>
          <text:p text:style-name="P41">Gib allen Anhängen einen eindeutigen Titel.</text:p>
        </text:list-item>
        <text:list-item>
          <text:p text:style-name="P41">Trenne die Anhänge, sodass jeder auf einer neuen Seite beginnt.</text:p>
        </text:list-item>
      </text:list>
      <text:p text:style-name="P42"/>
      <text:p text:style-name="P20">Mehr Informationen zum Anhang findest du unter:</text:p>
      <text:p text:style-name="P20"><text:a xlink:type="simple" xlink:href="https://www.scribbr.de/apa-standard/anhang/" text:style-name="Internet_20_link" text:visited-style-name="Visited_20_Internet_20_Link"><text:span text:style-name="T3">Anhang laut APA-Richtlinien</text:span></text:a></text:p>
      <text:h text:style-name="P19" text:outline-level="1"><text:bookmark-start text:name="__RefHeading___Toc802_752984773"/>Eidesstattliche Erklärung<text:bookmark-end text:name="__RefHeading___Toc802_752984773"/></text:h>
      <text:p text:style-name="P20"><text:span text:style-name="T3">Der Wortlaut der eidesstattlichen Erklärung wird dir meist von deinem Fachbereich vorgegeben. Wenn das nicht der Fall ist, findest du hier ein Beispiel: </text:span><text:a xlink:type="simple" xlink:href="https://www.scribbr.de/hausarbeit/eidesstattliche-erklaerung-hausarbeit/" text:style-name="Internet_20_link" text:visited-style-name="Visited_20_Internet_20_Link">Eidesstattliche Erklärung | Muster zum Download</text:a></text:p>
      <text:p text:style-name="P20">Hiermit erkläre ich, dass ich die vorliegende Arbeit selbstständig verfasst habe, dass ich sie zuvor an keiner anderen Hochschule und in keinem anderen Studiengang als Prüfungsleistung eingereicht habe und dass ich keine anderen als die angegebenen Quellen und Hilfsmittel benutzt habe. Alle Stellen der Arbeit, die wörtlich oder sinngemäß aus Veröffentlichungen oder aus anderweitigen fremden Äußerungen entnommen wurden, sind als solche kenntlich gemacht.</text:p>
      <text:p text:style-name="P20"/>
      <text:p text:style-name="P20">____________<text:span text:style-name="T6"> <text:s text:c="9"/></text:span><text:s text:c="36"/>____________<text:span text:style-name="T6"> <text:s text:c="9"/></text:span><text:s/></text:p>
      <text:p text:style-name="P20">Ort, Datum <text:s text:c="51"/>Unterschrift</text:p>
      <text:p text:style-name="P43"/>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serif"/>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Standard" style:font-family-generic="roman" style:font-pitch="variable" fo:font-size="13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Standard" style:font-family-generic="roman" style:font-pitch="variable" fo:font-size="12pt" fo:font-weight="normal" style:font-size-asian="14pt" style:font-weight-asian="bold" style:font-size-complex="14pt" style:font-weight-complex="normal"/>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family="'Times New Roman'" style:font-style-name="Fett" style:font-family-generic="roman" style:font-pitch="variable" fo:font-size="14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in" fo:margin-right="0in" fo:margin-top="0.1181in" fo:margin-bottom="0in" style:contextual-spacing="false" fo:line-height="150%" fo:text-indent="0in" style:auto-text-indent="false">
        <style:tab-stops>
          <style:tab-stop style:position="6.1028in" style:type="right" style:leader-style="dotted" style:leader-text="."/>
        </style:tab-stops>
      </style:paragraph-properties>
      <style:text-properties style:font-weight-complex="normal"/>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79e75" officeooo:paragraph-rsid="00079e75"/>
    </style:style>
    <style:style style:name="MT1" style:family="text">
      <style:text-properties officeooo:rsid="0008951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1.1811in" fo:margin-right="0.983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5">
      <style:page-layout-properties fo:page-width="8.2681in" fo:page-height="11.6929in" style:num-format="I"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page-layout style:name="Mpm6">
      <style:page-layout-properties fo:page-width="8.2681in" fo:page-height="11.6929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header>
        <text:p text:style-name="Header"/>
        <text:p text:style-name="Header"><text:tab/><text:tab/></text:p>
      </style:header>
      <style:footer>
        <text:p text:style-name="Footer"><text:span text:style-name="MT1">Daniel Gelderblom</text:span><text:tab/>Hausarbeit<text:tab/></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4" draw:style-name="Mdp2">
      <style:header>
        <text:p text:style-name="Header"><draw:frame draw:style-name="Mfr1" draw:name="Grafik3" text:anchor-type="paragraph" svg:x="4.661in" svg:y="-0.0602in" svg:width="1.3516in" svg:height="0.2898in" draw:z-index="0"><draw:image xlink:href="Pictures/2000001100000E0C0000033F900DC5A7.svm" xlink:type="simple" xlink:show="embed" xlink:actuate="onLoad" draw:mime-type="image/x-svm"/><draw:image xlink:href="Pictures/100000010000008900000020F1D4E20C.png" xlink:type="simple" xlink:show="embed" xlink:actuate="onLoad" draw:mime-type="image/png"/></draw:frame>Scribbr-Hausarbeit</text:p>
        <text:p text:style-name="Header"><text:tab/><text:tab/></text:p>
      </style:header>
      <style:footer>
        <text:p text:style-name="Footer">Name<text:tab/>Hausarbeit<text:tab/><text:page-number text:select-page="current">0</text:page-number></text:p>
      </style:footer>
    </style:master-page>
    <style:master-page style:name="Verzeichnis2" style:page-layout-name="Mpm5" draw:style-name="Mdp1">
      <style:header>
        <text:p text:style-name="Header"><draw:frame draw:style-name="Mfr1" draw:name="Grafik4" text:anchor-type="paragraph" svg:x="4.661in" svg:y="-0.0602in" svg:width="1.3516in" svg:height="0.2898in" draw:z-index="0"><draw:image xlink:href="Pictures/2000001100000E0C0000033F900DC5A7.svm" xlink:type="simple" xlink:show="embed" xlink:actuate="onLoad" draw:mime-type="image/x-svm"/><draw:image xlink:href="Pictures/100000010000008900000020F1D4E20C.png" xlink:type="simple" xlink:show="embed" xlink:actuate="onLoad" draw:mime-type="image/png"/></draw:frame>Scribbr-Hausarbeit</text:p>
        <text:p text:style-name="Header"><text:tab/><text:tab/></text:p>
      </style:header>
      <style:footer>
        <text:p text:style-name="Footer">Name<text:tab/>Hausarbeit<text:tab/></text:p>
      </style:footer>
    </style:master-page>
    <style:master-page style:name="Römische_20_Seitenzahlen" style:display-name="Römische Seitenzahlen" style:page-layout-name="Mpm1" draw:style-name="Mdp1">
      <style:header>
        <text:p text:style-name="MP1">Project-Report</text:p>
        <text:p text:style-name="Header"><text:tab/><text:tab/></text:p>
      </style:header>
      <style:footer>
        <text:p text:style-name="Footer">Name<text:tab/>Hausarbeit<text:tab/><text:page-number style:num-format="I" text:select-page="current">VI</text:page-number></text:p>
      </style:footer>
    </style:master-page>
    <style:master-page style:name="Arabische_20_Seitenzahlen" style:display-name="Arabische Seitenzahlen" style:page-layout-name="Mpm6" draw:style-name="Mdp1">
      <style:header>
        <text:p text:style-name="MP1">Project-Report</text:p>
        <text:p text:style-name="Header"><text:tab/><text:tab/></text:p>
      </style:header>
      <style:footer>
        <text:p text:style-name="Footer">Name<text:tab/>Hausarbeit<text:tab/><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9T07:55:41.60</meta:creation-date>
    <dc:date>2025-03-16T13:20:20.113211380</dc:date>
    <meta:editing-duration>P3DT4H36M32S</meta:editing-duration>
    <meta:editing-cycles>19</meta:editing-cycles>
    <meta:generator>LibreOffice/24.8.5.2$Linux_X86_64 LibreOffice_project/480$Build-2</meta:generator>
    <meta:document-statistic meta:table-count="0" meta:image-count="2" meta:object-count="0" meta:page-count="14" meta:paragraph-count="131" meta:word-count="894" meta:character-count="6371" meta:non-whitespace-character-count="5469"/>
  </office:meta>
</office:document-meta>
</file>